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09-05" calcext:value-type="date">
            <text:p>05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0-16" calcext:value-type="date">
            <text:p>16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1-05" calcext:value-type="date">
            <text:p>05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2-16" calcext:value-type="date">
            <text:p>16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1-15" calcext:value-type="date">
            <text:p>15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2-17" calcext:value-type="date">
            <text:p>17/02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3-14" calcext:value-type="date">
            <text:p>14/03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4-16" calcext:value-type="date">
            <text:p>16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5-16" calcext:value-type="date">
            <text:p>16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6-05" calcext:value-type="date">
            <text:p>05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7-17" calcext:value-type="date">
            <text:p>17/07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8-15" calcext:value-type="date">
            <text:p>15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14]-[.F14]" office:value-type="float" office:value="160" calcext:value-type="float">
            <text:p>16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4])" office:value-type="float" office:value="160" calcext:value-type="float">
            <text:p>16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34.326138676">00:00:00</text:time></text:span><text:span text:style-name="MT2"><text:s/></text:span></text:p>
        </style:region-center>
        <style:region-right>
          <text:p><text:span text:style-name="MT4">Adailza Gomes Silva 35091771859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dailza Gomes Silva 35091771859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34.3283892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9-01T14:07:34.626527256</dc:date>
    <meta:print-date>2017-09-28T11:35:16</meta:print-date>
    <dc:language>pt-PT</dc:language>
    <meta:editing-cycles>523</meta:editing-cycles>
    <meta:editing-duration>P2DT14H2M36S</meta:editing-duration>
    <meta:printed-by>Carlos Augusto Marcicano</meta:printed-by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